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Consolas" svg:font-family="Consolas, 'Courier New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SimSun2" svg:font-family="NSimSu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599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00599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2.993cm"/>
    </style:style>
    <style:style style:name="Tabla3.A1" style:family="table-cell">
      <style:table-cell-properties fo:background-color="#00599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Heading_20_2">
      <style:text-properties officeooo:rsid="00173463" officeooo:paragraph-rsid="00173463"/>
    </style:style>
    <style:style style:name="P2" style:family="paragraph" style:parent-style-name="Heading_20_2">
      <style:text-properties style:font-name="Liberation Serif" fo:font-size="11pt" fo:font-weight="bold" officeooo:rsid="00173463" officeooo:paragraph-rsid="00174eef" style:font-name-asian="NSimSun" style:font-size-asian="11pt" style:font-weight-asian="bold" style:font-name-complex="Liberation Mono" style:font-size-complex="11pt" style:font-weight-complex="bold"/>
    </style:style>
    <style:style style:name="P3" style:family="paragraph" style:parent-style-name="Preformatted_20_Text">
      <style:text-properties officeooo:rsid="00173463"/>
    </style:style>
    <style:style style:name="P4" style:family="paragraph" style:parent-style-name="Preformatted_20_Text">
      <style:text-properties officeooo:rsid="00173463" officeooo:paragraph-rsid="00173463"/>
    </style:style>
    <style:style style:name="P5" style:family="paragraph" style:parent-style-name="Preformatted_20_Text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3463" officeooo:paragraph-rsid="00173463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3463" officeooo:paragraph-rsid="00174ee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3463" officeooo:paragraph-rsid="00188542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text-properties fo:color="#ffffff" loext:opacity="100%" style:font-name="Liberation Sans" fo:font-size="12pt" officeooo:rsid="00173463" officeooo:paragraph-rsid="00173463" style:font-size-asian="12pt" style:font-size-complex="12pt"/>
    </style:style>
    <style:style style:name="P9" style:family="paragraph" style:parent-style-name="Standard">
      <style:text-properties officeooo:rsid="00173463" officeooo:paragraph-rsid="00173463"/>
    </style:style>
    <style:style style:name="P10" style:family="paragraph" style:parent-style-name="Standard">
      <style:text-properties fo:font-size="24pt" fo:font-weight="bold" officeooo:rsid="00173463" officeooo:paragraph-rsid="00173463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Liberation Serif" fo:font-size="11pt" fo:font-weight="bold" officeooo:rsid="00173463" officeooo:paragraph-rsid="00174eef" style:font-name-asian="NSimSun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text-properties style:font-name="Liberation Serif" fo:font-size="11pt" fo:font-weight="bold" officeooo:rsid="00173463" officeooo:paragraph-rsid="00188542" style:font-name-asian="NSimSun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text-properties style:font-name="Liberation Serif" fo:font-size="11pt" fo:font-weight="bold" officeooo:rsid="00188542" officeooo:paragraph-rsid="00188542" style:font-name-asian="NSimSun" style:font-size-asian="11pt" style:font-weight-asian="bold" style:font-name-complex="Liberation Mono" style:font-size-complex="11pt" style:font-weight-complex="bold"/>
    </style:style>
    <style:style style:name="P14" style:family="paragraph" style:parent-style-name="Text_20_body">
      <style:text-properties style:font-name="Liberation Serif" fo:font-size="11pt" fo:font-weight="bold" officeooo:rsid="00173463" officeooo:paragraph-rsid="00174eef" style:font-name-asian="NSimSun" style:font-size-asian="11pt" style:font-weight-asian="bold" style:font-name-complex="Liberation Mono" style:font-size-complex="11pt" style:font-weight-complex="bold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174eef" style:font-weight-asian="normal" style:font-weight-complex="normal"/>
    </style:style>
    <style:style style:name="T4" style:family="text">
      <style:text-properties style:font-name="Liberation Serif" fo:font-weight="normal" officeooo:rsid="00188542" style:font-weight-asian="normal" style:font-weight-complex="normal"/>
    </style:style>
    <style:style style:name="T5" style:family="text">
      <style:text-properties officeooo:rsid="00174eef"/>
    </style:style>
    <style:style style:name="T6" style:family="text">
      <style:text-properties style:font-name="Liberation Serif" fo:font-size="18pt" style:font-name-asian="NSimSun1" style:font-size-asian="18pt" style:font-name-complex="Arial" style:font-size-complex="18pt"/>
    </style:style>
    <style:style style:name="T7" style:family="text">
      <style:text-properties style:font-name="Liberation Serif" fo:font-size="18pt" officeooo:rsid="00174eef" style:font-name-asian="NSimSun1" style:font-size-asian="18pt" style:font-name-complex="Arial" style:font-size-complex="18pt"/>
    </style:style>
    <style:style style:name="T8" style:family="text">
      <style:text-properties officeooo:rsid="00174eef" style:font-name-asian="NSimSun" style:font-name-complex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uncionamiento básico del enrutador.</text:p>
      <text:p text:style-name="P9"/>
      <text:h text:style-name="P1" text:outline-level="2"><text:span text:style-name="T5">1-</text:span>Cómo se configuran las rutas</text:h>
      <text:p text:style-name="Text_20_body"><text:span text:style-name="Source_20_Text"><text:span text:style-name="T1">En Enrutador.js defines todas las rutas posibles que puede visitar tu app:</text:span></text:span></text:p>
      <table:table table:name="Tabla1" table:style-name="Tabla1" table:template-name="Box List Blue">
        <table:table-column table:style-name="Tabla1.A"/>
        <table:table-row table:style-name="TableLine2694956203008">
          <table:table-cell table:style-name="Tabla1.A1" office:value-type="string">
            <text:p text:style-name="P8">const RUTAS = {</text:p>
            <text:p text:style-name="P8"><text:s text:c="2"/>'/': './rutas/pagina1.html', <text:s text:c="17"/>// ruta por defecto</text:p>
            <text:p text:style-name="P8"><text:s text:c="2"/>'/index.html': './rutas/pagina1.html', <text:s text:c="7"/>// acceso directo al archivo</text:p>
            <text:p text:style-name="P8"><text:s text:c="2"/>'/pagina1': './rutas/pagina1.html',</text:p>
            <text:p text:style-name="P8"><text:s text:c="2"/>'/pagina2': './rutas/pagina2.html',</text:p>
            <text:p text:style-name="P8"><text:s text:c="2"/>'/<text:span text:style-name="T8">nombrequequieras</text:span>': './rutas/trabajadores.html'</text:p>
            <text:p text:style-name="P5">};</text:p>
          </table:table-cell>
        </table:table-row>
      </table:table>
      <text:p text:style-name="P3"/>
      <text:p text:style-name="P4"><text:span text:style-name="Source_20_Text"><text:span text:style-name="T1">Cualquier ruta que no esté definido en este fichero será redirigido a la página de error 404.</text:span></text:span></text:p>
      <text:p text:style-name="P4"><text:span text:style-name="Source_20_Text"><text:span text:style-name="T1"/></text:span></text:p>
      <text:h text:style-name="P2" text:outline-level="2"><text:span text:style-name="Source_20_Text"><text:span text:style-name="T7">2-</text:span></text:span><text:span text:style-name="Source_20_Text"><text:span text:style-name="T6">Cómo se navega entre páginas</text:span></text:span></text:h>
      <text:p text:style-name="P14"><text:span text:style-name="Source_20_Text"><text:span text:style-name="T3">Simplemente en el href debemos indicarlo de la siguiente manera:</text:span></text:span></text:p>
      <table:table table:name="Tabla2" table:style-name="Tabla2" table:template-name="Box List Blue">
        <table:table-column table:style-name="Tabla2.A"/>
        <table:table-row table:style-name="TableLine2694956078704">
          <table:table-cell table:style-name="Tabla2.A1" office:value-type="string">
            <text:p text:style-name="P6">&lt;a href="/<text:span text:style-name="T5">nombrequequieras</text:span>" data-enlace&gt;trabajadores&lt;/a&gt;</text:p>
          </table:table-cell>
        </table:table-row>
      </table:table>
      <text:p text:style-name="P11"><text:span text:style-name="Source_20_Text"/></text:p>
      <text:p text:style-name="P11"><text:span text:style-name="Source_20_Text"><text:span text:style-name="T3">Si nos fijamos en el punto 1 veremos claramente donde nos va a redirigir </text:span></text:span></text:p>
      <text:p text:style-name="P11"><text:span text:style-name="Source_20_Text"><text:span text:style-name="T3"/></text:span></text:p>
      <text:p text:style-name="P12"><text:span text:style-name="Source_20_Text"><text:span text:style-name="T4">Para poder hacerlo via JS se tiene que hacer de la siguiente manera:</text:span></text:span></text:p>
      <text:p text:style-name="P12"><text:span text:style-name="Source_20_Text"><text:span text:style-name="T4"/></text:span></text:p>
      <table:table table:name="Tabla3" table:style-name="Tabla3" table:template-name="Box List Blue">
        <table:table-column table:style-name="Tabla3.A"/>
        <table:table-row table:style-name="Tabla3.1">
          <table:table-cell table:style-name="Tabla3.A1" office:value-type="string">
            <text:p text:style-name="P7"><text:s/>&lt;script type="module"&gt;</text:p>
            <text:p text:style-name="P7"><text:s text:c="2"/>import { NavegarA } from './Enrutador.js';</text:p>
            <text:p text:style-name="P7"/>
            <text:p text:style-name="P7"><text:s/>document.getElementById("goToLogin2").addEventListener("click", function () {</text:p>
            <text:p text:style-name="P7"><text:s/>NavegarA("randomTest");</text:p>
            <text:p text:style-name="P7"><text:s/>});</text:p>
          </table:table-cell>
        </table:table-row>
      </table:table>
      <text:p text:style-name="P12"/>
      <text:p text:style-name="P13"><text:span text:style-name="Source_20_Text"><text:span text:style-name="T2">El script tiene que ser del tipo module y lugo importar el enrutador, a posterior ya le indicamos a traves de “NavergarA” que ruta seguirá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Consolas" svg:font-family="Consolas, 'Courier New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SimSun2" svg:font-family="NSimSu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7T19:19:18.133000000</meta:creation-date>
    <dc:date>2025-06-27T20:04:15.165000000</dc:date>
    <meta:editing-duration>PT34M48S</meta:editing-duration>
    <meta:editing-cycles>2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22" meta:word-count="146" meta:character-count="1119" meta:non-whitespace-character-count="954"/>
  </office:meta>
</office:document-meta>
</file>